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4.538cm"/>
    </style:style>
    <style:style style:name="gr3" style:family="graphic" style:parent-style-name="standard">
      <style:graphic-properties draw:textarea-horizontal-align="justify" draw:textarea-vertical-align="middle" draw:auto-grow-height="false" fo:min-height="1.136cm" fo:min-width="4.7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32cm" fo:min-width="5.546cm"/>
    </style:style>
    <style:style style:name="gr6" style:family="graphic" style:parent-style-name="standard">
      <style:graphic-properties draw:textarea-horizontal-align="justify" draw:textarea-vertical-align="middle" draw:auto-grow-height="false" fo:min-height="2.508cm" fo:min-width="4.522cm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.8cm" svg:height="3.4cm" svg:x="5.4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2.4cm" svg:x="5cm" svg:y="7.1cm">
          <text:p text:style-name="P1">Podaj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8.4cm" svg:height="2.2cm" svg:x="3.7cm" svg:y="12.2cm">
          <text:p text:style-name="P1">Podaj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9.3cm" svg:y1="5.5cm" svg:x2="9cm" svg:y2="7.1cm" draw:start-shape="id1" draw:start-glue-point="8" draw:end-shape="id2" draw:end-glue-point="5" svg:d="M9300 5500v801h-300v799" svg:viewBox="0 0 301 1601">
          <text:p/>
        </draw:connector>
        <draw:custom-shape draw:style-name="gr5" draw:text-style-name="P1" xml:id="id3" draw:id="id3" draw:layer="layout" svg:width="9.6cm" svg:height="4.1cm" svg:x="3.9cm" svg:y="18.2cm">
          <text:p text:style-name="P1">Drukuj imię,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7.1cm" svg:height="3.9cm" svg:x="4cm" svg:y="2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7.5cm" svg:y1="22.3cm" svg:x2="7.55cm" svg:y2="25cm" draw:start-shape="id3" draw:start-glue-point="7" draw:end-shape="id4" draw:end-glue-point="4" svg:d="M7500 22300v1351h50v1349" svg:viewBox="0 0 51 2701">
          <text:p/>
        </draw:connector>
        <draw:connector draw:style-name="gr4" draw:text-style-name="P2" draw:layer="layout" svg:x1="7.9cm" svg:y1="14.4cm" svg:x2="8.7cm" svg:y2="18.2cm" draw:start-shape="id5" draw:start-glue-point="8" draw:end-shape="id3" draw:end-glue-point="5" svg:d="M7900 14400v1901h800v1899" svg:viewBox="0 0 801 3801">
          <text:p/>
        </draw:connector>
        <draw:connector draw:style-name="gr7" draw:text-style-name="P1" draw:layer="layout" svg:x1="8cm" svg:y1="9.5cm" svg:x2="7.9cm" svg:y2="12.2cm" draw:start-shape="id2" draw:start-glue-point="7" draw:end-shape="id5" draw:end-glue-point="5" svg:d="M8000 9500v1351h-100v1349" svg:viewBox="0 0 10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8:59:56.280795689</meta:creation-date>
    <dc:date>2019-09-20T09:04:36.947153182</dc:date>
    <meta:editing-duration>PT19M52S</meta:editing-duration>
    <meta:editing-cycles>3</meta:editing-cycles>
    <meta:generator>LibreOffice/6.0.7.3$Linux_X86_64 LibreOffice_project/00m0$Build-3</meta:generator>
    <meta:document-statistic meta:object-count="9"/>
  </office:meta>
</office:document-meta>
</file>